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/>
    </style:style>
    <style:style style:name="gr2" style:family="graphic" style:parent-style-name="standard">
      <style:graphic-properties draw:stroke="dash" draw:stroke-dash="Fine_20_Dashed" draw:textarea-horizontal-align="left" draw:textarea-vertical-align="middle" draw:auto-grow-height="false"/>
    </style:style>
    <style:style style:name="gr3" style:family="graphic" style:parent-style-name="standard">
      <style:graphic-properties draw:fill="solid" draw:fill-color="#cccccc" draw:textarea-horizontal-align="right" draw:textarea-vertical-align="top" draw:auto-grow-height="false"/>
    </style:style>
    <style:style style:name="gr4" style:family="graphic" style:parent-style-name="standard">
      <style:graphic-properties draw:fill="solid" draw:fill-color="#e6e6e6" draw:textarea-horizontal-align="left" draw:textarea-vertical-align="top" draw:auto-grow-height="fals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" draw:fill="none" draw:textarea-horizontal-align="left" draw:textarea-vertical-align="top" draw:auto-grow-height="false" draw:shadow="hidden"/>
    </style:style>
    <style:style style:name="gr7" style:family="graphic" style:parent-style-name="standard">
      <style:graphic-properties draw:stroke="dash" draw:stroke-dash="Fine_20_Dashed" draw:fill="none" draw:textarea-horizontal-align="justify" draw:textarea-vertical-align="top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 draw:shadow="visible"/>
    </style:style>
    <style:style style:name="gr9" style:family="graphic" style:parent-style-name="objectwithoutfill">
      <style:graphic-properties draw:marker-start="Linienspitzen_20_1" draw:marker-start-width="0.2cm" draw:marker-end="Linienspitzen_20_1" draw:marker-end-width="0.2cm" draw:fill="none" draw:textarea-vertical-align="middle"/>
    </style:style>
    <style:style style:name="gr10" style:family="graphic" style:parent-style-name="objectwithoutfill">
      <style:graphic-properties draw:marker-end="Linienspitzen_20_1" draw:marker-end-width="0.2cm" draw:fill="none" draw:textarea-vertical-align="middle"/>
    </style:style>
    <style:style style:name="gr11" style:family="graphic" style:parent-style-name="standard">
      <style:graphic-properties draw:fill="hatch" draw:fill-hatch-name="Black_20_45_20_Degrees" draw:fill-hatch-solid="false" draw:opacity="25%" draw:textarea-horizontal-align="justify" draw:textarea-vertical-align="middle" draw:auto-grow-height="false" draw:shadow="hidden" draw:shadow-opacity="25%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textarea-horizontal-align="justify" draw:textarea-vertical-align="middle" draw:auto-grow-height="false" draw:shadow="visible"/>
    </style:style>
    <style:style style:name="gr15" style:family="graphic" style:parent-style-name="objectwithoutfill">
      <style:graphic-properties draw:marker-end="Symmetric_20_Arrow" draw:marker-end-width="0.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start"/>
      <style:text-properties fo:font-weight="normal" style:font-weight-asian="normal" style:font-weight-complex="normal"/>
    </style:style>
    <style:style style:name="P4" style:family="paragraph">
      <style:paragraph-properties fo:text-align="center"/>
      <style:text-properties style:text-underline-style="none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cm" svg:height="2.125cm" svg:x="0.05cm" svg:y="0.05cm">
          <text:p text:style-name="P1"><text:span text:style-name="T1">A) Systems Engine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75cm" svg:height="0.75cm" svg:x="0.175cm" svg:y="0.675cm">
          <text:p text:style-name="P1">Sco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8cm" svg:height="3cm" svg:x="0.05cm" svg:y="4.675cm">
          <text:p text:style-name="P1"><text:span text:style-name="T1">C) Approa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8cm" svg:height="2.5cm" svg:x="0.05cm" svg:y="2.175cm">
          <text:p text:style-name="P1"><text:span text:style-name="T1">B) Problem Descri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" draw:id="id3" draw:layer="layout" svg:width="0.75cm" svg:height="0.75cm" svg:x="5.55cm" svg:y="5.4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125cm" svg:height="2.75cm" svg:x="0.175cm" svg:y="4.8cm">
          <text:p text:style-name="P3"><text:span text:style-name="T2">Discrete-time and continuous-</text:span><text:span text:style-name="T2"><text:line-break/></text:span><text:span text:style-name="T2">state system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5cm" svg:height="1.75cm" svg:x="0.3cm" svg:y="5.675cm">
          <text:p text:style-name="P1"><text:span text:style-name="T3">Traffic system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.375cm" svg:height="1cm" svg:x="0.425cm" svg:y="6.3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8" draw:text-style-name="P4" xml:id="id2" draw:id="id2" draw:layer="layout" svg:width="1.375cm" svg:height="1cm" svg:x="2.3cm" svg:y="6.3cm">
          <text:p text:style-name="P1"><text:span text:style-name="T3">Context</text:span></text:p>
          <text:p text:style-name="P1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7" draw:id="id7" draw:layer="layout" svg:width="1.375cm" svg:height="0.75cm" svg:x="4.8cm" svg:y="5.8cm">
          <text:p text:style-name="P1">Objective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8" draw:text-style-name="P1" xml:id="id8" draw:id="id8" draw:layer="layout" svg:width="1.375cm" svg:height="0.75cm" svg:x="4.8cm" svg:y="6.675cm">
          <text:p text:style-name="P1">Equivalence</text:p>
          <text:p text:style-name="P1">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6" draw:id="id6" draw:layer="layout" svg:width="1.375cm" svg:height="0.75cm" svg:x="4.8cm" svg:y="4.925cm">
          <text:p text:style-name="P1">Constraint</text:p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1.8cm" svg:y1="6.8cm" svg:x2="2.3cm" svg:y2="6.8cm" draw:start-shape="id1" draw:start-glue-point="1" draw:end-shape="id2" draw:end-glue-point="3" svg:d="M1800 6800h500" svg:viewBox="0 0 501 1">
          <text:p/>
        </draw:connector>
        <draw:custom-shape draw:style-name="gr8" draw:text-style-name="P1" xml:id="id4" draw:id="id4" draw:layer="layout" svg:width="1.375cm" svg:height="0.75cm" svg:x="6.55cm" svg:y="5.425cm">
          <text:p text:style-name="P1">Behavior</text:p>
          <text:p text:style-name="P1">estim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6.3cm" svg:y1="5.8cm" svg:x2="6.55cm" svg:y2="5.8cm" draw:start-shape="id3" draw:start-glue-point="1" draw:end-shape="id4" draw:end-glue-point="3" svg:d="M6300 5800h250" svg:viewBox="0 0 251 1">
          <text:p/>
        </draw:connector>
        <draw:custom-shape draw:style-name="gr8" draw:text-style-name="P1" xml:id="id5" draw:id="id5" draw:layer="layout" svg:width="1.375cm" svg:height="1cm" svg:x="6.55cm" svg:y="6.425cm">
          <text:p text:style-name="P1">System</text:p>
          <text:p text:style-name="P1">behavior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10" draw:text-style-name="P1" draw:layer="layout" draw:type="line" svg:x1="7.237cm" svg:y1="6.175cm" svg:x2="7.237cm" svg:y2="6.425cm" draw:start-shape="id4" draw:start-glue-point="2" draw:end-shape="id5" draw:end-glue-point="0" svg:d="M7237 6175v250" svg:viewBox="0 0 1 251">
          <text:p/>
        </draw:connector>
        <draw:connector draw:style-name="gr10" draw:text-style-name="P1" draw:layer="layout" svg:x1="3.675cm" svg:y1="6.8cm" svg:x2="4.8cm" svg:y2="5.3cm" draw:start-shape="id2" draw:start-glue-point="1" draw:end-shape="id6" draw:end-glue-point="3" svg:d="M3675 6800h587v-1500h538" svg:viewBox="0 0 1126 1501">
          <text:p/>
        </draw:connector>
        <draw:connector draw:style-name="gr10" draw:text-style-name="P1" draw:layer="layout" svg:x1="3.675cm" svg:y1="6.8cm" svg:x2="4.8cm" svg:y2="6.175cm" draw:start-shape="id2" draw:start-glue-point="1" draw:end-shape="id7" draw:end-glue-point="3" svg:d="M3675 6800h587v-625h538" svg:viewBox="0 0 1126 626">
          <text:p/>
        </draw:connector>
        <draw:connector draw:style-name="gr10" draw:text-style-name="P1" draw:layer="layout" svg:x1="3.675cm" svg:y1="6.8cm" svg:x2="4.8cm" svg:y2="7.05cm" draw:start-shape="id2" draw:start-glue-point="1" draw:end-shape="id8" draw:end-glue-point="3" svg:d="M3675 6800h587v250h538" svg:viewBox="0 0 1126 251">
          <text:p/>
        </draw:connector>
        <draw:custom-shape draw:style-name="gr11" draw:text-style-name="P4" xml:id="id1" draw:id="id1" draw:layer="layout" svg:width="1.375cm" svg:height="1cm" svg:x="0.425cm" svg:y="6.3cm">
          <text:p text:style-name="P1"><text:span text:style-name="T4">Partial</text:span></text:p>
          <text:p text:style-name="P1"><text:span text:style-name="T3">software</text:span></text:p>
          <text:p text:style-name="P1"><text:span text:style-name="T3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2.5cm" svg:height="0.5cm" svg:x="0.175cm" svg:y="1.55cm">
          <text:p text:style-name="P1"><text:span text:style-name="T2">System desig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2.5cm" svg:height="0.5cm" svg:x="2.8cm" svg:y="1.55cm">
          <text:p text:style-name="P1"><text:span text:style-name="T2">System implementa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2.5cm" svg:height="0.5cm" svg:x="5.425cm" svg:y="1.55cm">
          <text:p text:style-name="P1"><text:span text:style-name="T2">System opera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" draw:text-style-name="P6" draw:layer="layout" svg:width="2.5cm" svg:height="0.5cm" svg:x="4.112cm" svg:y="0.8cm">
            <text:p text:style-name="P1"><text:span text:style-name="T2">Feasibility study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6" draw:layer="layout" svg:width="2.498cm" svg:height="0.498cm" svg:x="1.489cm" svg:y="0.802cm">
            <text:p text:style-name="P1"><text:span text:style-name="T2">Requirements discovery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7" draw:text-style-name="P1" draw:layer="layout" svg:width="2.125cm" svg:height="2.25cm" svg:x="3.925cm" svg:y="2.3cm">
          <text:p text:style-name="P1">Objectiv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5cm" svg:height="1.625cm" draw:transform="rotate (1.5707963267949) translate (4.175cm 3.925cm)">
          <text:p text:style-name="P1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9" draw:id="id9" draw:layer="layout" svg:width="1.75cm" svg:height="0.5cm" draw:transform="rotate (1.5707963267949) translate (2.3cm 4.55cm)">
          <text:p text:style-name="P1">Traffic 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1" draw:id="id11" draw:layer="layout" svg:width="1.625cm" svg:height="0.5cm" svg:x="4.175cm" svg:y="2.925cm">
          <text:p text:style-name="P1">Objective 1</text:p>
          <draw:enhanced-geometry svg:viewBox="0 0 21600 21600" draw:type="rectangle" draw:enhanced-path="M 0 0 L 21600 0 21600 21600 0 21600 0 0 Z N"/>
        </draw:custom-shape>
        <draw:custom-shape draw:style-name="gr8" draw:text-style-name="P1" xml:id="id12" draw:id="id12" draw:layer="layout" svg:width="1.625cm" svg:height="0.5cm" svg:x="4.175cm" svg:y="3.925cm">
          <text:p text:style-name="P1">Objective n</text:p>
          <draw:enhanced-geometry svg:viewBox="0 0 21600 21600" draw:type="rectangle" draw:enhanced-path="M 0 0 L 21600 0 21600 21600 0 21600 0 0 Z N"/>
        </draw:custom-shape>
        <draw:custom-shape draw:style-name="gr8" draw:text-style-name="P1" xml:id="id10" draw:id="id10" draw:layer="layout" svg:width="1.75cm" svg:height="0.5cm" draw:transform="rotate (1.5707963267949) translate (0.425cm 4.55cm)">
          <text:p text:style-name="P1">Constraint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draw:type="line" svg:x1="2.3cm" svg:y1="3.675cm" svg:x2="0.925cm" svg:y2="3.675cm" draw:start-shape="id9" draw:start-glue-point="0" draw:end-shape="id10" svg:d="M2300 3675h-1375" svg:viewBox="0 0 1376 1">
          <text:p/>
        </draw:connector>
        <draw:connector draw:style-name="gr15" draw:text-style-name="P1" draw:layer="layout" svg:x1="2.8cm" svg:y1="3.675cm" svg:x2="4.175cm" svg:y2="3.175cm" draw:start-shape="id9" draw:start-glue-point="2" draw:end-shape="id11" draw:end-glue-point="3" svg:d="M2800 3675h712v-500h663" svg:viewBox="0 0 1376 501">
          <text:p/>
        </draw:connector>
        <draw:connector draw:style-name="gr15" draw:text-style-name="P1" draw:layer="layout" svg:x1="2.8cm" svg:y1="3.675cm" svg:x2="4.175cm" svg:y2="4.175cm" draw:start-shape="id9" draw:start-glue-point="2" draw:end-shape="id12" draw:end-glue-point="3" svg:d="M2800 3675h712v500h663" svg:viewBox="0 0 1376 501">
          <text:p/>
        </draw:connector>
        <draw:custom-shape draw:style-name="gr12" draw:text-style-name="P1" xml:id="id13" draw:id="id13" draw:layer="layout" svg:width="1.75cm" svg:height="0.5cm" draw:transform="rotate (1.5707963267949) translate (7.175cm 4.55cm)">
          <text:p text:style-name="P1">Tradeoff analysi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svg:x1="5.8cm" svg:y1="3.175cm" svg:x2="7.175cm" svg:y2="3.675cm" draw:start-shape="id11" draw:start-glue-point="1" draw:end-shape="id13" draw:end-glue-point="0" svg:d="M5800 3175h712v500h663" svg:viewBox="0 0 1376 501">
          <text:p/>
        </draw:connector>
        <draw:connector draw:style-name="gr15" draw:text-style-name="P1" draw:layer="layout" svg:x1="5.8cm" svg:y1="4.175cm" svg:x2="7.175cm" svg:y2="3.675cm" draw:start-shape="id12" draw:start-glue-point="1" draw:end-shape="id13" draw:end-glue-point="0" svg:d="M5800 4175h712v-500h663" svg:viewBox="0 0 1376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Linienspitzen_20_1" draw:display-name="Linienspitzen 1" svg:viewBox="0 0 1131 902" svg:d="M564 0l-564 902h1131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5cm" fo:padding-bottom="0.15cm" fo:padding-left="0.2cm" fo:padding-right="0.2cm" draw:shadow="hidden" draw:shadow-offset-x="0.05cm" draw:shadow-offset-y="0.05cm" draw:shadow-color="#00000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Standard" style:font-family-generic="swiss" style:font-pitch="variable" fo:font-size="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cm" fo:margin-bottom="0.05cm" fo:margin-left="0.05cm" fo:margin-right="0.05cm" fo:page-width="8.1cm" fo:page-height="7.7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6T09:52:34.101000000</meta:creation-date>
    <dc:date>2014-04-29T16:09:09.001000000</dc:date>
    <meta:editing-duration>PT2H9M43S</meta:editing-duration>
    <meta:editing-cycles>174</meta:editing-cycles>
    <meta:generator>LibreOffice/4.2.1.1$Windows_x86 LibreOffice_project/d7dbbd7842e6a58b0f521599204e827654e1fb8b</meta:generator>
    <dc:creator>Georg Hackenberg</dc:creator>
    <meta:document-statistic meta:object-count="39"/>
  </office:meta>
</office:document-meta>
</file>